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4pt" fo:language="ro" fo:country="RO" officeooo:rsid="00095d3c" officeooo:paragraph-rsid="00095d3c" style:font-size-asian="14pt" style:font-size-complex="14pt"/>
    </style:style>
    <style:style style:name="P3" style:family="paragraph" style:parent-style-name="Standard">
      <style:paragraph-properties fo:line-height="150%" fo:text-align="justify" style:justify-single-word="false"/>
      <style:text-properties style:font-name="Times New Roman" fo:font-size="12pt" fo:language="ro" fo:country="RO" officeooo:rsid="00095d3c" officeooo:paragraph-rsid="00095d3c" style:font-size-asian="10.5pt" style:font-size-complex="12pt"/>
    </style:style>
    <style:style style:name="P4" style:family="paragraph" style:parent-style-name="Standard">
      <style:paragraph-properties fo:line-height="150%" fo:text-align="justify" style:justify-single-word="false"/>
      <style:text-properties style:font-name="Times New Roman" fo:font-size="12pt" fo:language="ro" fo:country="RO" officeooo:rsid="000cf873" officeooo:paragraph-rsid="000cf873" style:font-size-asian="10.5pt" style:font-size-complex="12pt"/>
    </style:style>
    <style:style style:name="P5" style:family="paragraph" style:parent-style-name="Standard">
      <style:paragraph-properties fo:line-height="150%" fo:text-align="justify" style:justify-single-word="false"/>
      <style:text-properties style:font-name="Times New Roman" fo:font-size="12pt" fo:language="ro" fo:country="RO" officeooo:rsid="000e37dc" officeooo:paragraph-rsid="000e37dc" style:font-size-asian="10.5pt" style:font-size-complex="12pt"/>
    </style:style>
    <style:style style:name="P6" style:family="paragraph" style:parent-style-name="Standard">
      <style:paragraph-properties fo:line-height="150%" fo:text-align="justify" style:justify-single-word="false"/>
      <style:text-properties style:font-name="Times New Roman" fo:font-size="12pt" fo:language="ro" fo:country="RO" officeooo:rsid="000e42b9" officeooo:paragraph-rsid="000e42b9" style:font-size-asian="10.5pt" style:font-size-complex="12pt"/>
    </style:style>
    <style:style style:name="P7" style:family="paragraph" style:parent-style-name="Standard">
      <style:paragraph-properties fo:line-height="150%" fo:text-align="justify" style:justify-single-word="false"/>
      <style:text-properties style:font-name="Times New Roman" fo:font-size="12pt" fo:language="ro" fo:country="RO" officeooo:rsid="000fb546" officeooo:paragraph-rsid="000fb546" style:font-size-asian="10.5pt" style:font-size-complex="12pt"/>
    </style:style>
    <style:style style:name="P8" style:family="paragraph" style:parent-style-name="Standard">
      <style:paragraph-properties fo:line-height="150%" fo:text-align="justify" style:justify-single-word="false"/>
      <style:text-properties style:font-name="Times New Roman" fo:font-size="12pt" fo:language="ro" fo:country="RO" officeooo:rsid="00169a84" officeooo:paragraph-rsid="00169a84" style:font-size-asian="10.5pt" style:font-size-complex="12pt"/>
    </style:style>
    <style:style style:name="P9"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0.5pt" style:font-size-complex="12pt"/>
    </style:style>
    <style:style style:name="P10" style:family="paragraph" style:parent-style-name="Standard">
      <style:paragraph-properties fo:line-height="150%" fo:text-align="justify" style:justify-single-word="false"/>
      <style:text-properties style:font-name="Times New Roman" fo:font-size="12pt" fo:language="ro" fo:country="RO" officeooo:rsid="00178d12" officeooo:paragraph-rsid="00178d12"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fo:language="ro" fo:country="RO" officeooo:rsid="0011cba5" officeooo:paragraph-rsid="00095d3c" style:font-size-asian="12pt" style:font-size-complex="12pt"/>
    </style:style>
    <style:style style:name="P12" style:family="paragraph" style:parent-style-name="Standard">
      <style:paragraph-properties fo:line-height="150%" fo:text-align="justify" style:justify-single-word="false"/>
    </style:style>
    <style:style style:name="T1" style:family="text">
      <style:text-properties officeooo:rsid="000fb546"/>
    </style:style>
    <style:style style:name="T2" style:family="text">
      <style:text-properties style:font-name="Times New Roman" fo:font-size="12pt" style:font-size-asian="12pt"/>
    </style:style>
    <style:style style:name="T3" style:family="text">
      <style:text-properties style:font-name="TimesNewRoman" fo:font-size="12pt" style:font-size-asian="12pt"/>
    </style:style>
    <style:style style:name="T4" style:family="text">
      <style:text-properties style:font-name="TimesNewRoman" style:font-size-asian="12pt"/>
    </style:style>
    <style:style style:name="T5" style:family="text">
      <style:text-properties style:font-size-asian="12pt"/>
    </style:style>
    <style:style style:name="T6" style:family="text">
      <style:text-properties officeooo:rsid="0011cba5" style:font-size-asian="12pt"/>
    </style:style>
    <style:style style:name="T7" style:family="text">
      <style:text-properties officeooo:rsid="00144bad" style:font-size-asian="12pt"/>
    </style:style>
    <style:style style:name="T8" style:family="text">
      <style:text-properties officeooo:rsid="00178d12" style:font-size-asian="12pt"/>
    </style:style>
    <style:style style:name="T9" style:family="text">
      <style:text-properties officeooo:rsid="001affce"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ntroducere</text:p>
      <text:p text:style-name="P3"><text:span text:style-name="T5"><text:tab/></text:span><text:span text:style-name="T6">În această lucrare de disertație voi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text:span><text:span text:style-name="T7">Obiectivul este realizarea unui joc de șah care nu folosește puterea computațională a calculatorului de pe care ruleaza aplicația, ci a unui server care preia această responsabilitate, voi nota avantajele și dezavantajele acestei abordări. </text:span><text:span text:style-name="T8">De asemenea voi preciza avantajele și dezavantajele motorului implementat, urmat </text:span><text:span text:style-name="T9">de prezentarea unei analize comparative</text:span><text:span text:style-name="T8"> cu un alt motor de șah printr-o demonstrare a unui meci între cele două motoare.</text:span></text:p>
      <text:p text:style-name="P10"/>
      <text:p text:style-name="P10"/>
      <text:p text:style-name="P9"><text:span text:style-name="T8">G</text:span><text:span text:style-name="T5">antt</text:span></text:p>
      <text:p text:style-name="P11"/>
      <text:p text:style-name="P3"><text:span text:style-name="T5">Introducere: care prezint</text:span><text:span text:style-name="T4">ă </text:span><text:span text:style-name="T5">obiectivele economico-informatice </text:span><text:span text:style-name="T4">ș</text:span><text:span text:style-name="T5">i firul logic al lucr</text:span><text:span text:style-name="T4">ă</text:span><text:span text:style-name="T5">rii.</text:span></text:p>
      <text:p text:style-name="P12"><text:span text:style-name="T2">Obiectivele vor fi detaliate </text:span><text:span text:style-name="T3">ș</text:span><text:span text:style-name="T2">i se va prezenta motiva</text:span><text:span text:style-name="T3">ț</text:span><text:span text:style-name="T2">ia pentru realizarea acestora. Din</text:span></text:p>
      <text:p text:style-name="P12"><text:span text:style-name="T2">introducere trebuie s</text:span><text:span text:style-name="T3">ă </text:span><text:span text:style-name="T2">reias</text:span><text:span text:style-name="T3">ă </text:span><text:span text:style-name="T2">clar care este contribu</text:span><text:span text:style-name="T3">ț</text:span><text:span text:style-name="T2">ia autorului la realizarea</text:span></text:p>
      <text:p text:style-name="P12"><text:span text:style-name="T2">sistemului informatic </text:span><text:span text:style-name="T3">ț</text:span><text:span text:style-name="T2">int</text:span><text:span text:style-name="T3">ă </text:span><text:span text:style-name="T2">a lucr</text:span><text:span text:style-name="T3">ă</text:span><text:span text:style-name="T2">rii.</text:span></text:p>
      <text:p text:style-name="P3"/>
      <text:p text:style-name="P8">Save/load</text:p>
      <text:p text:style-name="P7">Firul logic al lucrarii </text:p>
      <text:p text:style-name="P4">Implementare client</text:p>
      <text:p text:style-name="P4">detalii de structurare al clientului și tehnologii folosite</text:p>
      <text:p text:style-name="P4">implementare motor de șah</text:p>
      <text:p text:style-name="P4">algoritmi folosiți</text:p>
      <text:p text:style-name="P4">probleme intampinate și soluții</text:p>
      <text:p text:style-name="P4">avantaje și dezavantaje al motorului grafic (legate de adâncimea de cautare)</text:p>
      <text:p text:style-name="P4"><text:soft-page-break/>implementare serviciu web</text:p>
      <text:p text:style-name="P4">http/get rest<text:span text:style-name="T1">f</text:span>ul</text:p>
      <text:p text:style-name="P4">folosire serviciu web</text:p>
      <text:p text:style-name="P4">independenta de platforma (desktop, mobila, web)</text:p>
      <text:p text:style-name="P5">planul general.</text:p>
      <text:p text:style-name="P5">Ce urmează în capitolele acesteia, pe scurt</text:p>
      <text:p text:style-name="P6">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48S</meta:editing-duration>
    <meta:editing-cycles>21</meta:editing-cycles>
    <meta:generator>LibreOffice/4.4.3.2$Windows_x86 LibreOffice_project/88805f81e9fe61362df02b9941de8e38a9b5fd16</meta:generator>
    <dc:date>2015-06-13T17:02:44.980000000</dc:date>
    <meta:document-statistic meta:table-count="0" meta:image-count="0" meta:object-count="0" meta:page-count="2" meta:paragraph-count="23" meta:word-count="285" meta:character-count="1990" meta:non-whitespace-character-count="1726"/>
    <meta:user-defined meta:name="Info 1"/>
    <meta:user-defined meta:name="Info 2"/>
    <meta:user-defined meta:name="Info 3"/>
    <meta:user-defined meta:name="Info 4"/>
  </office:meta>
</office:document-meta>
</file>